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officeooo:rsid="0019391f" officeooo:paragraph-rsid="0019391f" style:font-size-asian="10.5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P3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6pt" officeooo:rsid="001d3331" officeooo:paragraph-rsid="001d3331" style:font-size-asian="14pt" style:font-size-complex="16pt"/>
    </style:style>
    <style:style style:name="P4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T1" style:family="text">
      <style:text-properties style:font-name="Times New Roman" fo:font-size="12pt" officeooo:rsid="0019391f" style:font-size-asian="10.5pt" style:font-size-complex="12pt"/>
    </style:style>
    <style:style style:name="T2" style:family="text">
      <style:text-properties style:font-name="Times New Roman" fo:font-size="12pt" officeooo:rsid="001d333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t’s Going Well</text:p>
      <text:p text:style-name="P1"/>
      <text:p text:style-name="P2"><text:span text:style-name="T1"><text:tab/></text:span><text:span text:style-name="T2">I tend to spend the most time on front-end stuff. <text:s/>If I spend more time on just making the minimum viable product I could get through the stories a lot faster.</text:span></text:p>
      <text:p text:style-name="P2"><text:span text:style-name="T2"><text:tab/>What I did today was I finished the database page I was working on and finished the details page as well. <text:s/>So now, a user can see their collection of Amiibos and click to see more details. <text:s/>It wasn’t too hard to piece everything together today. <text:s/>I was able to link all of my templates, urls, and views together pretty easily.</text:span></text:p>
      <text:p text:style-name="P2"><text:span text:style-name="T2"><text:tab/>Nothing was particulary difficult. <text:s/>Everthing just took time and patien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6:40:34.790000000</meta:creation-date>
    <meta:editing-duration>PT11M16S</meta:editing-duration>
    <meta:editing-cycles>6</meta:editing-cycles>
    <meta:generator>LibreOffice/6.4.0.3$Windows_X86_64 LibreOffice_project/b0a288ab3d2d4774cb44b62f04d5d28733ac6df8</meta:generator>
    <dc:date>2020-02-13T18:40:56.784000000</dc:date>
    <meta:document-statistic meta:table-count="0" meta:image-count="0" meta:object-count="0" meta:page-count="1" meta:paragraph-count="4" meta:word-count="105" meta:character-count="576" meta:non-whitespace-character-count="467"/>
    <meta:template xlink:type="simple" xlink:actuate="onRequest" xlink:title="Blank Page Template" xlink:href="../../../../AppData/Roaming/LibreOffice/4/user/template/Blank%20Page%20Template.ott" meta:date="2020-02-10T16:40:33.435000000"/>
  </office:meta>
</office:document-meta>
</file>